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font-size="14pt" style:font-size-asian="14pt" style:font-size-complex="14pt"/>
    </style:style>
    <style:style style:name="P3" style:family="paragraph" style:parent-style-name="Standard">
      <style:text-properties fo:font-size="12pt" fo:font-style="italic" style:font-size-asian="12pt" style:font-style-asian="italic" style:font-size-complex="12pt" style:font-style-complex="italic"/>
    </style:style>
    <style:style style:name="P4" style:family="paragraph" style:parent-style-name="Standard" style:master-page-name="MP0">
      <style:paragraph-properties fo:text-align="center" style:justify-single-word="false" style:page-number="auto" fo:break-before="page"/>
      <style:text-properties fo:font-size="18pt" fo:font-weight="bold" style:font-size-asian="18pt" style:font-weight-asian="bold" style:font-size-complex="18pt" style:font-weight-complex="bold"/>
    </style:style>
    <style:style style:name="T1" style:family="text">
      <style:text-properties fo:font-weight="bold" style:font-weight-asian="bold" style:font-weight-complex="bold"/>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font-weight-complex="bold"/>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stallationsmanual</text:p>
      <text:p text:style-name="P2"/>
      <text:p text:style-name="P3">Bäste köpare! Du har köpt en av de allra första Windmasters som existerar och vi hoppas du kommer bli nöjd med din väderstation.</text:p>
      <text:p text:style-name="Standard"/>
      <text:p text:style-name="Standard"><text:span text:style-name="Default_20_Paragraph_20_Font"><text:span text:style-name="T3">Installationssteg</text:span></text:span><text:span text:style-name="T2">.</text:span></text:p>
      <text:p text:style-name="Standard"><text:bookmark text:name="_GoBack"/></text:p>
      <text:list xml:id="list256376551823702180" text:style-name="L1">
        <text:list-item>
          <text:p text:style-name="P1">Packa upp vindsensorn och sätt ihop den enligt den medföljande broshyren. Var noga då vindsensorn kommer sitta utomhus i vind,kyla, regn och snö och du vill att den ska hålla många år. </text:p>
        </text:list-item>
        <text:list-item>
          <text:p text:style-name="P1">Montera upp vindsensorn på ett högt ställe där det kan blåsa fritt från alla riktningar.</text:p>
        </text:list-item>
        <text:list-item>
          <text:p text:style-name="P1">Koppla in den svarta vindsensor sladden i den kontakt som är märkt VIND.</text:p>
        </text:list-item>
        <text:list-item>
          <text:p text:style-name="P1">Montera upp Temperatursensorn i ett skuggigt läge utomhus. Direkt solljus kommer ge signifikant högre temperatur och lägre luftfuktighet.</text:p>
        </text:list-item>
        <text:list-item>
          <text:p text:style-name="P1">Koppla in temperatursensorn i det uttag som är märkt TEMP.</text:p>
        </text:list-item>
        <text:list-item>
          <text:p text:style-name="P1">Koppla in den USB adaptern och sätt i den lilla Bluetooth sändaren i andra ändan.</text:p>
        </text:list-item>
        <text:list-item>
          <text:p text:style-name="P1">Koppla in strömadaptern.</text:p>
        </text:list-item>
        <text:list-item>
          <text:p text:style-name="P1">Ta fram din Androidmobil/surfplatta som du tänker använda till WindMastern.</text:p>
          <text:list>
            <text:list-item>
              <text:p text:style-name="P1">Om du tänker använda bluetooth så slå på bluetooth, och para din telefon med tillbehöret som dyker upp som ”IOIO”. Pinkoden som efterfrågas är ”4545”.</text:p>
            </text:list-item>
            <text:list-item>
              <text:p text:style-name="P1">Om du tänker använda en USB sladd (för bästa driftsäkerhet) så koppla in den i androidtelefonen och sätt den andra änden i adaptern (och ta bort bluetooth sändaren som du satte dit i steg 6)</text:p>
            </text:list-item>
          </text:list>
        </text:list-item>
        <text:list-item>
          <text:p text:style-name="P1">Gå till Google Play Butiken i din telefon och sök upp appen ”WindMaster” och installera den. WindMaster appen kommer automatiskt att starta upp varje gång telefonen startas.</text:p>
        </text:list-item>
        <text:list-item>
          <text:p text:style-name="P1">Vid appens första uppstart kommer den fråga dig om du är en ny användare och därmed leda in dig i en sida där man får namnge sin väderstation och ange position. Döp sensorn till vad du vill – det är detta namn som kommer synas på webbsidorna <text:a xlink:type="simple" xlink:href="http://www.surfvind.se/" office:target-frame-name="_top" xlink:show="replace" text:style-name="Internet_20_link" text:visited-style-name="Visited_20_Internet_20_Link">www.surfvind.se</text:a> och <text:a xlink:type="simple" xlink:href="http://www.vindinfo.se/" office:target-frame-name="_top" xlink:show="replace" text:style-name="Internet_20_link" text:visited-style-name="Visited_20_Internet_20_Link">www.vindinfo.se</text:a> . Du kan närsomhelst byta namn till ett annat. Låt ”Update Frequency” och ”Measurement Delay” vara. Programmet försöker hitta din position och fylla i koordinaterna automatiskt. Slå gärna på GPS:en och vänta nån minut, eller fyll i manuellt om det föredras. Tryck sedan på ”Save and Update”</text:p>
        </text:list-item>
        <text:list-item>
          <text:p text:style-name="P1">Nu kommer du se huvudskärmen där väderdatan presenteras. Om du är för långt bort från kontrollenheten så når inte bluetooth signalen fram. Det visas en röd text ”Controller Unit NOT Connected....” om telefonen inte har fått kontakt med WindMaster enheten. Om inga mätvärden registreras då om WindMastern enheten och sedan appen. (Jag har sett problem vid första uppstarten, starta slutligen om din Android telefon som sista försök).</text:p>
        </text:list-item>
        <text:list-item>
          <text:p text:style-name="P1">Nu är det bara till att hänga upp telefonen på väggen om du vill ha den som en väggdisplay. Därefter väntar du i några minuter innan väderdata börjar presenteras på de båda sidorna <text:a xlink:type="simple" xlink:href="http://www.surfvind.se/" office:target-frame-name="_top" xlink:show="replace" text:style-name="Internet_20_link" text:visited-style-name="Visited_20_Internet_20_Link">www.surfvind.se</text:a> och <text:a xlink:type="simple" xlink:href="http://www.vindinfo.se/" office:target-frame-name="_top" xlink:show="replace" text:style-name="Internet_20_link" text:visited-style-name="Visited_20_Internet_20_Link">www.vindinfo.se</text:a> (Notera att diagrammen kan se konstiga ut innan tillräcklig mängd data samlats in).</text:p>
        </text:list-item>
        <text:list-item>
          <text:p text:style-name="P1">Både webbsidorna och appen utvecklas fortfarande så förbättringar kommer.</text:p>
        </text:list-item>
        <text:list-item>
          <text:p text:style-name="P1">Frågor, kommentarer och förslag mejlas lättast till <text:a xlink:type="simple" xlink:href="mailto:thomas.hermansson@gmail.com" office:target-frame-name="_top" xlink:show="replace" text:style-name="Internet_20_link" text:visited-style-name="Visited_20_Internet_20_Link">thomas.hermansson@gmail.com</text:a></text:p>
        </text:list-item>
      </text:list>
      <text:p text:style-name="Standard"/>
      <text:p text:style-name="Standard">Skulle du köra fast eller något inte verkar fungera som väntat är du välkommen att ringa mig Thomas Hermansson på tel 0702-313255 eller hellre maila på <text:a xlink:type="simple" xlink:href="mailto:thomas.hermansson@gmail.com" office:target-frame-name="_top" xlink:show="replace" text:style-name="Internet_20_link" text:visited-style-name="Visited_20_Internet_20_Link">thomas.hermansson@gmail.com</text:a> så ska jag hjälpa dig med eventuella problem. <text:s/></text:p>
      <text:p text:style-name="Standard"/>
      <text:p text:style-name="Standard">vänliga hälsningar</text:p>
      <text:p text:style-name="Standard">Thomas Hermanss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sv" fo:country="S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sv" fo:country="S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Header_20_Char" style:display-name="Header Char" style:family="text" style:parent-style-name="Default_20_Paragraph_20_Font">
      <style:text-properties style:font-size-complex="10.5pt"/>
    </style:style>
    <style:style style:name="Footer_20_Char" style:display-name="Footer Char" style:family="text" style:parent-style-name="Default_20_Paragraph_20_Font">
      <style:text-properties style:font-size-complex="10.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Header">TNA Software AB<text:tab/><text:tab/>Version 1.0</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Thomas Hermansson</meta:initial-creator>
    <dc:creator>Thomas Hermansson</dc:creator>
    <meta:creation-date>2015-07-27T22:01:00Z</meta:creation-date>
    <dc:date>2015-10-07T22:36:03.89</dc:date>
    <meta:print-date>2015-07-28T22:51:00Z</meta:print-date>
    <meta:editing-cycles>3</meta:editing-cycles>
    <meta:editing-duration>PT11M9S</meta:editing-duration>
    <meta:document-statistic meta:table-count="0" meta:image-count="0" meta:object-count="0" meta:page-count="1" meta:paragraph-count="23" meta:word-count="518" meta:character-count="3177"/>
    <meta:template xlink:type="simple" xlink:actuate="onRequest" xlink:title="" xlink:href="Normal.dotm"/>
  </office:meta>
</office:document-meta>
</file>